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e4968" officeooo:paragraph-rsid="001e4968" style:font-size-asian="11pt" style:font-style-asian="normal" style:font-weight-asian="normal" style:text-emphasize="none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officeooo:rsid="001e4968" officeooo:paragraph-rsid="001e4968" style:font-size-asian="13pt" style:font-style-asian="normal" style:font-weight-asian="normal" style:font-size-complex="13pt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 Title</text:p>
      <text:p text:style-name="P2">Platform:</text:p>
      <text:p text:style-name="P3"/>
      <text:p text:style-name="P4">1) </text:p>
      <text:p text:style-name="P4"/>
      <text:p text:style-name="P4">2) </text:p>
      <text:p text:style-name="P4"/>
      <text:p text:style-name="P4">3) </text:p>
      <text:p text:style-name="P4"/>
      <text:p text:style-name="P4">4) </text:p>
      <text:p text:style-name="P4"/>
      <text:p text:style-name="P4">5) </text:p>
      <text:p text:style-name="P4"/>
      <text:p text:style-name="P4">6) </text:p>
      <text:p text:style-name="P4"/>
      <text:p text:style-name="P4">7) </text:p>
      <text:p text:style-name="P4"/>
      <text:p text:style-name="P4">8) </text:p>
      <text:p text:style-name="P4"/>
      <text:p text:style-name="P4">9) </text:p>
      <text:p text:style-name="P4"/>
      <text:p text:style-name="P4">10) </text:p>
      <text:p text:style-name="P4"/>
      <text:p text:style-name="P4">11) </text:p>
      <text:p text:style-name="P4"/>
      <text:p text:style-name="P4">12) </text:p>
      <text:p text:style-name="P4"/>
      <text:p text:style-name="P4">13) </text:p>
      <text:p text:style-name="P4"/>
      <text:p text:style-name="P4">14) </text:p>
      <text:p text:style-name="P4"/>
      <text:p text:style-name="P4">15) </text:p>
      <text:p text:style-name="P4"/>
      <text:p text:style-name="P4">16) </text:p>
      <text:p text:style-name="P4"/>
      <text:p text:style-name="P4">17) </text:p>
      <text:p text:style-name="P4"/>
      <text:p text:style-name="P4">18) </text:p>
      <text:p text:style-name="P4"/>
      <text:p text:style-name="P4">19) </text:p>
      <text:p text:style-name="P4"/>
      <text:p text:style-name="P4">20) </text:p>
      <text:p text:style-name="P4"/>
      <text:p text:style-name="P4">21) </text:p>
      <text:p text:style-name="P4"/>
      <text:p text:style-name="P4">22) </text:p>
      <text:p text:style-name="P4"/>
      <text:p text:style-name="P4">23) </text:p>
      <text:p text:style-name="P4"/>
      <text:p text:style-name="P4"><text:soft-page-break/>24) </text:p>
      <text:p text:style-name="P4"/>
      <text:p text:style-name="P4">25) </text:p>
      <text:p text:style-name="P4"/>
      <text:p text:style-name="P4">26) </text:p>
      <text:p text:style-name="P1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21:49:03.644994785</meta:creation-date>
    <dc:date>2023-03-17T22:36:19.386815195</dc:date>
    <meta:editing-duration>PT33M4S</meta:editing-duration>
    <meta:editing-cycles>3</meta:editing-cycles>
    <meta:generator>LibreOffice/7.4.4.2$Linux_X86_64 LibreOffice_project/40$Build-2</meta:generator>
    <meta:document-statistic meta:table-count="0" meta:image-count="0" meta:object-count="0" meta:page-count="2" meta:paragraph-count="28" meta:word-count="29" meta:character-count="118" meta:non-whitespace-character-count="91"/>
  </office:meta>
</office:document-meta>
</file>